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21417971231" text:style-name="L1">
        <text:list-item>
          <text:p text:style-name="P4">ikke mulig å konfigurere GUI, f.eks.:</text:p>
          <text:list>
            <text:list-item>
              <text:p text:style-name="P4">opprette brukerdefinerte knapper knyttet til brukerdefinerte operasjoner (f.eks. en <text:s text:c="5"/>'ferdig'-knapp som med kun ett enkel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616656253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450192409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30536463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99125274" text:continue-numbering="true" text:style-name="L1">
        <text:list-item>
          <text:p text:style-name="P4">ikke mulig å sortere interaktivt (som i et regneark f.eks.)</text:p>
        </text:list-item>
      </text:list>
      <text:p text:style-name="Standard"/>
      <text:list xml:id="list509109520" text:continue-numbering="true" text:style-name="L1">
        <text:list-item>
          <text:p text:style-name="P4">ikke mulig å filtrere bort lister (selv om alle gjøremålene i en liste kan filtreres bort)</text:p>
        </text:list-item>
      </text:list>
      <text:p text:style-name="Standard"/>
      <text:list xml:id="list1485556131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184507111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2166764387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409659211" text:continue-numbering="true" text:style-name="L1">
        <text:list-item>
          <text:p text:style-name="P4"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><text:soft-page-break/></text:p>
      <text:list xml:id="list2013102597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2014144872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771710336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56:53</dc:date>
    <dc:creator>Jo Asplin</dc:creator>
    <meta:editing-duration>PT9M47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32" meta:word-count="537" meta:character-count="3261" meta:non-whitespace-character-count="2770"/>
  </office:meta>
</office:document-meta>
</file>